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249700007F6F3F5EBE4D.svm"/>
  <manifest:file-entry manifest:media-type="" manifest:full-path="Pictures/200000070000246200003ED8AFAEC4F2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 style:list-style-name="L1">
      <style:text-properties fo:language="ru" fo:country="RU"/>
    </style:style>
    <style:style style:name="P3" style:family="paragraph" style:parent-style-name="Standard" style:list-style-name="L2">
      <style:text-properties fo:language="ru" fo:country="RU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Доброй ночи. У меня вопрос по нашему курсу, и по направлению <text:span text:style-name="T1">NLP </text:span>в целом.,</text:p>
      <text:p text:style-name="P1">Я попробовал пообщаться двумя чатами из компаний, чьими услугами пользуюсь.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list xml:id="list7235217656306670122" text:style-name="L1">
              <text:list-item>
                <text:p text:style-name="P2">Теле-2. К сожалению, нормальные скрины переписки не сохранил, но это явно заскриптованные диалоги</text:p>
              </text:list-item>
            </text:list>
          </table:table-cell>
          <table:table-cell table:style-name="Таблица1.B1" office:value-type="string">
            <text:list xml:id="list1176151298173112644" text:style-name="L2">
              <text:list-item>
                <text:list>
                  <text:list-item>
                    <text:list>
                      <text:list-item>
                        <text:p text:style-name="P3">А вот чат бот от сбера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Таблица1.A2" office:value-type="string">
            <text:p text:style-name="Table_20_Contents"><draw:frame draw:style-name="fr1" draw:name="Графический объект1" text:anchor-type="paragraph" svg:width="7.521cm" svg:height="11.005cm" draw:z-index="0"><draw:image xlink:href="Pictures/200000070000246200003ED8AFAEC4F2.svm" xlink:type="simple" xlink:show="embed" xlink:actuate="onLoad"/></draw:frame></text:p>
          </table:table-cell>
          <table:table-cell table:style-name="Таблица1.B2" office:value-type="string">
            <text:p text:style-name="Table_20_Contents"><draw:frame draw:style-name="fr1" draw:name="Графический объект2" text:anchor-type="paragraph" svg:width="3.905cm" svg:height="11.494cm" draw:z-index="1"><draw:image xlink:href="Pictures/200000070000249700007F6F3F5EBE4D.svm" xlink:type="simple" xlink:show="embed" xlink:actuate="onLoad"/></draw:frame></text:p>
          </table:table-cell>
        </table:table-row>
      </table:table>
      <text:p text:style-name="P1"><text:tab/>Ощущение заскриптованных чат-ботов.</text:p>
      <text:p text:style-name="P1"><text:s/>При этом я почитал статьи, про то как Сбер обучал подобие <text:span text:style-name="T1">GRP3 (</text:span><text:a xlink:type="simple" xlink:href="https://habr.com/ru/company/sberbank/blog/524522/" text:style-name="Internet_20_link" text:visited-style-name="Visited_20_Internet_20_Link">https://habr.com/ru/company/sberbank/blog/524522/</text:a><text:span text:style-name="T1">) </text:span>и посмотрел, как МТС учил <text:span text:style-name="T1">ruDialoDPT </text:span>(<text:a xlink:type="simple" xlink:href="https://www.youtube.com/watch?v=Sru_UDGq1pE" text:style-name="Internet_20_link" text:visited-style-name="Visited_20_Internet_20_Link">https://www.youtube.com/watch?v=Sru_UDGq1pE</text:a><text:span text:style-name="T1">) —</text:span> и это какой-то космос, по крайней мере мне так кажется на моём уровне.</text:p>
      <text:p text:style-name="P1"><text:tab/></text:p>
      <text:p text:style-name="P1"><text:tab/>Мне чат бот от Теле2 вообще не понравился, но по ощущениям, это просто заскриптованный <text:span text:style-name="T1">td idf. Помощник</text:span> от сбера предлагает свои варианты продолжения, но решения похоже принимает по своему датасету ответов. Все стараются избавиться от генерации. Осмысленная генерация — это слабое место. </text:p>
      <text:p text:style-name="P1"/>
      <text:p text:style-name="P1"><text:tab/>Есть ли реальные чат-боты на конкретные темы, которые на ваш вкус работают офигенно? Я реально не очень понимаю, какие требования будут в начинающему специалисту вообще в области, связанной в нейросетями. Я точно не смогу обучить с нуля топовые модели (берты и гпт), судя по статьям, там очень много всего, и не только знания торча или <text:span text:style-name="T1">TF</text:span>, но и инфраструктуры, скорее этим занимаются Сеньор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1M16S</meta:editing-duration>
    <meta:editing-cycles>5</meta:editing-cycles>
    <meta:generator>OpenOffice/4.1.6$Win32 OpenOffice.org_project/416m1$Build-9790</meta:generator>
    <dc:date>2021-05-21T23:56:07.58</dc:date>
    <meta:document-statistic meta:table-count="1" meta:image-count="2" meta:object-count="0" meta:page-count="1" meta:paragraph-count="9" meta:word-count="187" meta:character-count="1263"/>
    <meta:user-defined meta:name="Info 1"/>
    <meta:user-defined meta:name="Info 2"/>
    <meta:user-defined meta:name="Info 3"/>
    <meta:user-defined meta:name="Info 4"/>
  </office:meta>
</office:document-meta>
</file>